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none" draw:fill-color="#cfe7e5" draw:textarea-horizontal-align="justify" draw:textarea-vertical-align="middle" draw:auto-grow-height="false" fo:min-height="3.06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none" draw:fill-color="#cfe7e5" draw:textarea-horizontal-align="justify" draw:textarea-vertical-align="middle" draw:auto-grow-height="false" fo:min-height="6.61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none" draw:fill-color="#cfe7e5" draw:textarea-horizontal-align="justify" draw:textarea-vertical-align="middle" draw:auto-grow-height="false" fo:min-height="9.71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none" draw:fill-color="#cfe7e5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none" draw:fill-color="#cfe7e5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Ultrafine_20_Dashed" svg:stroke-width="0.01cm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solid" draw:fill-color="#ffffff" draw:auto-grow-width="true" fo:min-height="0.75cm"/>
    </style:style>
    <style:style style:name="P1" style:family="paragraph">
      <style:paragraph-properties fo:text-align="center"/>
      <style:text-properties fo:font-family="'Myriad Pro'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Myriad Pro'" style:font-pitch="variabl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Myriad Pro'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NanumGothic" style:font-family-generic-asian="system" style:font-pitch-asian="variable" style:font-size-asian="18pt" style:language-asian="ko" style:country-asian="KR" style:font-style-asian="normal" style:font-weight-asian="normal" style:font-family-complex="'Khmer OS'" style:font-family-generic-complex="system" style:font-pitch-complex="variable" style:font-size-complex="18pt" style:language-complex="km" style:country-complex="KH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Myriad Pro'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NanumGothic" style:font-family-generic-asian="system" style:font-pitch-asian="variable" style:font-size-asian="18pt" style:language-asian="ko" style:country-asian="KR" style:font-style-asian="normal" style:font-weight-asian="normal" style:font-family-complex="'Khmer OS'" style:font-family-generic-complex="system" style:font-pitch-complex="variable" style:font-size-complex="18pt" style:language-complex="km" style:country-complex="KH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  <style:text-properties fo:font-family="'Myriad Pro Black'" style:font-pitch="variable"/>
    </style:style>
    <style:style style:name="P6" style:family="paragraph">
      <style:paragraph-properties fo:text-align="center"/>
      <style:text-properties fo:font-family="'Myriad Pro Black'" style:font-style-name="Black" style:font-pitch="variable"/>
    </style:style>
    <style:style style:name="P7" style:family="paragraph">
      <style:paragraph-properties fo:text-align="center"/>
    </style:style>
    <style:style style:name="P8" style:family="paragraph">
      <style:text-properties fo:font-family="'Myriad Pro'" style:font-pitch="variable"/>
    </style:style>
    <style:style style:name="P9" style:family="paragraph">
      <style:text-properties fo:font-family="'Myriad Pro Black SemiCond'" style:font-pitch="variable"/>
    </style:style>
    <style:style style:name="T1" style:family="text">
      <style:text-properties fo:font-family="'Myriad Pro Black'" style:font-pitch="variable"/>
    </style:style>
    <style:style style:name="T2" style:family="text">
      <style:text-properties fo:font-family="'Myriad Pro Black'" style:font-style-name="Black" style:font-pitch="variable"/>
    </style:style>
    <style:style style:name="T3" style:family="text">
      <style:text-properties fo:font-family="'Myriad Pro Black SemiCond'" style:font-pitch="variable" style:font-family-asian="'Myriad Pro'" style:font-style-name-asian="Regular" style:font-family-complex="'Myriad Pro'" style:font-style-name-complex="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cm" svg:height="2.255cm" svg:x="2.75cm" svg:y="1.545cm">
          <text:p text:style-name="P1">Observed rainfall data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1" xml:id="id2" draw:id="id2" draw:layer="layout" svg:width="3.2cm" svg:height="2.9cm" svg:x="4.3cm" svg:y="6.016cm">
          <text:p text:style-name="P1">Original CLIGEN input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3" draw:text-style-name="P1" xml:id="id7" draw:id="id7" draw:layer="layout" svg:width="3.9cm" svg:height="3.333cm" svg:x="13.55cm" svg:y="5.8cm">
          <text:p text:style-name="P1">Adjusted CLIGEN input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4" draw:id="id4" draw:layer="layout" svg:width="3.4cm" svg:height="3cm" svg:x="4.2cm" svg:y="14.518cm">
          <text:p text:style-name="P2">Climate data for 30 years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4" draw:text-style-name="P2" xml:id="id9" draw:id="id9" draw:layer="layout" svg:width="4cm" svg:height="3.7cm" svg:x="13.5cm" svg:y="14.168cm">
          <text:p text:style-name="P2">Climate data for 30 year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6" draw:id="id6" draw:layer="layout" svg:width="5.4cm" svg:height="3.1cm" svg:x="3.2cm" svg:y="23.2cm">
          <text:p text:style-name="P2">Runoff and erosion for 30 years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g xml:id="id11" draw:id="id11">
          <draw:custom-shape draw:style-name="gr5" draw:text-style-name="P3" draw:layer="layout" svg:width="5.4cm" svg:height="3.1cm" svg:x="13.5cm" svg:y="22.9cm">
            <text:p text:style-name="P4"/>
  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  </draw:custom-shape>
          <draw:custom-shape draw:style-name="gr6" draw:text-style-name="P3" draw:layer="layout" svg:width="5.4cm" svg:height="3.1cm" svg:x="12.8cm" svg:y="23.2cm">
            <text:p text:style-name="P4"/>
  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  </draw:custom-shape>
          <draw:custom-shape draw:style-name="gr7" draw:text-style-name="P3" draw:layer="layout" svg:width="5.4cm" svg:height="3.1cm" svg:x="12.1cm" svg:y="23.5cm">
            <text:p text:style-name="P4">Runoff and erosion for 30 years</text:p>
  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  </draw:custom-shape>
        </draw:g>
        <draw:custom-shape draw:style-name="gr8" draw:text-style-name="P5" xml:id="id8" draw:id="id8" draw:layer="layout" svg:width="3.7cm" svg:height="1.3cm" svg:x="13.65cm" svg:y="11.075cm">
          <text:p text:style-name="P5"><text:span text:style-name="T1">CLIGEN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8" draw:text-style-name="P6" xml:id="id10" draw:id="id10" draw:layer="layout" svg:width="3.7cm" svg:height="1.3cm" svg:x="13.65cm" svg:y="19.743cm">
          <text:p text:style-name="P6"><text:span text:style-name="T2">WEPP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8" draw:text-style-name="P5" xml:id="id3" draw:id="id3" draw:layer="layout" svg:width="3.7cm" svg:height="1.3cm" svg:x="4.05cm" svg:y="11.075cm">
          <text:p text:style-name="P5"><text:span text:style-name="T1">CLIGEN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8" draw:text-style-name="P6" xml:id="id5" draw:id="id5" draw:layer="layout" svg:width="3.7cm" svg:height="1.3cm" svg:x="4.05cm" svg:y="19.743cm">
          <text:p text:style-name="P6"><text:span text:style-name="T2">WEPP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9" draw:text-style-name="P7" draw:layer="layout" draw:type="lines" svg:x1="5.9cm" svg:y1="3.8cm" svg:x2="5.9cm" svg:y2="6.016cm" draw:start-shape="id1" draw:start-glue-point="8" draw:end-shape="id2" draw:end-glue-point="4" svg:d="m5900 3800v501 1214 501">
          <text:p/>
        </draw:connector>
        <draw:connector draw:style-name="gr9" draw:text-style-name="P7" draw:layer="layout" draw:type="lines" svg:x1="5.9cm" svg:y1="8.745cm" svg:x2="5.9cm" svg:y2="11.075cm" draw:start-shape="id2" draw:start-glue-point="6" draw:end-shape="id3" draw:end-glue-point="0" svg:d="m5900 8745v673 1156 501">
          <text:p/>
        </draw:connector>
        <draw:connector draw:style-name="gr9" draw:text-style-name="P7" draw:layer="layout" draw:type="lines" svg:x1="5.9cm" svg:y1="12.375cm" svg:x2="5.9cm" svg:y2="14.518cm" draw:start-shape="id3" draw:start-glue-point="2" draw:end-shape="id4" draw:end-glue-point="4" svg:d="m5900 12375v502 1140 501">
          <text:p/>
        </draw:connector>
        <draw:connector draw:style-name="gr9" draw:text-style-name="P7" draw:layer="layout" draw:type="lines" svg:x1="5.9cm" svg:y1="17.341cm" svg:x2="5.9cm" svg:y2="19.743cm" draw:start-shape="id4" draw:start-glue-point="6" draw:end-shape="id5" draw:end-glue-point="0" svg:d="m5900 17341v679 1222 501">
          <text:p/>
        </draw:connector>
        <draw:connector draw:style-name="gr9" draw:text-style-name="P7" draw:layer="layout" draw:type="lines" svg:x1="5.9cm" svg:y1="21.043cm" svg:x2="5.9cm" svg:y2="23.2cm" draw:start-shape="id5" draw:start-glue-point="2" draw:end-shape="id6" draw:end-glue-point="4" svg:d="m5900 21043v502 1154 501">
          <text:p/>
        </draw:connector>
        <draw:connector draw:style-name="gr9" draw:text-style-name="P7" draw:layer="layout" draw:type="lines" svg:x1="15.5cm" svg:y1="8.87cm" svg:x2="15.5cm" svg:y2="11.075cm" draw:start-shape="id7" draw:start-glue-point="6" draw:end-shape="id8" draw:end-glue-point="0" svg:d="m15500 8870v764 940 501">
          <text:p/>
        </draw:connector>
        <draw:connector draw:style-name="gr9" draw:text-style-name="P7" draw:layer="layout" draw:type="lines" svg:x1="15.5cm" svg:y1="12.375cm" svg:x2="15.5cm" svg:y2="14.168cm" draw:start-shape="id8" draw:start-glue-point="2" draw:end-shape="id9" draw:end-glue-point="4" svg:d="m15500 12375v502 790 501">
          <text:p/>
        </draw:connector>
        <draw:connector draw:style-name="gr9" draw:text-style-name="P7" draw:layer="layout" draw:type="lines" svg:x1="15.5cm" svg:y1="17.576cm" svg:x2="15.5cm" svg:y2="19.743cm" draw:start-shape="id9" draw:start-glue-point="6" draw:end-shape="id10" draw:end-glue-point="0" svg:d="m15500 17576v794 872 501">
          <text:p/>
        </draw:connector>
        <draw:connector draw:style-name="gr9" draw:text-style-name="P7" draw:layer="layout" draw:type="lines" svg:x1="15.5cm" svg:y1="21.043cm" svg:x2="15.5cm" svg:y2="22.9cm" draw:start-shape="id10" draw:start-glue-point="2" draw:end-shape="id11" svg:d="m15500 21043v502 854 501">
          <text:p/>
        </draw:connector>
        <draw:connector draw:style-name="gr9" draw:text-style-name="P7" draw:layer="layout" draw:type="line" svg:x1="7.5cm" svg:y1="7.466cm" svg:x2="13.55cm" svg:y2="7.466cm" draw:start-shape="id2" draw:start-glue-point="7" draw:end-shape="id7" svg:d="m7500 7466h6050">
          <text:p/>
        </draw:connector>
        <draw:custom-shape draw:style-name="gr10" draw:text-style-name="P7" draw:layer="layout" svg:width="7.9cm" svg:height="27.7cm" svg:x="1.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cm" svg:height="1.5cm" svg:x="4.7cm" svg:y="27cm">
          <draw:text-box>
            <text:p text:style-name="P8">Present</text:p>
          </draw:text-box>
        </draw:frame>
        <draw:frame draw:style-name="gr11" draw:text-style-name="P8" draw:layer="layout" svg:width="3cm" svg:height="1.5cm" svg:x="14.1cm" svg:y="27cm">
          <draw:text-box>
            <text:p text:style-name="P8">Future*</text:p>
          </draw:text-box>
        </draw:frame>
        <draw:custom-shape draw:style-name="gr10" draw:text-style-name="P7" draw:layer="layout" svg:width="7.7cm" svg:height="23.6cm" svg:x="11.5cm" svg:y="5.1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074cm" svg:height="1.043cm" svg:x="7.913cm" svg:y="6.3cm">
          <draw:text-box>
            <text:p text:style-name="P9"><text:span text:style-name="T3">±5, ±10 % MX.5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km" style:country-complex="K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NanumGothic" style:font-family-generic-asian="system" style:font-pitch-asian="variable" style:font-size-asian="18pt" style:font-style-asian="normal" style:font-weight-asian="normal" style:font-family-complex="'Khmer O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Choi</meta:initial-creator>
    <meta:creation-date>2012-02-17T11:21:11</meta:creation-date>
    <dc:date>2012-02-17T12:15:08</dc:date>
    <dc:creator>Daniel Choi</dc:creator>
    <meta:editing-duration>PT8M15S</meta:editing-duration>
    <meta:editing-cycles>1</meta:editing-cycles>
    <meta:document-statistic meta:object-count="29"/>
    <meta:generator>LibreOffice/3.4$Unix LibreOffice_project/340m1$Build-502</meta:generator>
  </office:meta>
</office:document-meta>
</file>